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36"/>
    <style:style style:name="ce4" style:family="table-cell" style:parent-style-name="Default" style:data-style-name="N2"/>
    <style:style style:name="ce5" style:family="table-cell" style:parent-style-name="Default" style:data-style-name="N137"/>
    <style:style style:name="ce6" style:family="table-cell" style:parent-style-name="Default" style:data-style-name="N13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216.9mm" svg:height="131.22mm" svg:x="129.1mm" svg:y="281.82mm">
            <draw:object draw:notify-on-update-of-ranges="Sheet1.D19:Sheet1.D26 Sheet1.C19:Sheet1.C26" xlink:href="./Object 1" xlink:type="simple" xlink:show="embed" xlink:actuate="onLoad">
              <loext:p text:style-name="P1">0.0</loext:p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159.99mm" svg:height="89.99mm" svg:x="143.13mm" svg:y="76.95mm">
            <draw:object draw:notify-on-update-of-ranges="Sheet1.R3:Sheet1.R11 Sheet1.R2:Sheet1.R2 Sheet1.Q3:Sheet1.Q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2" svg:width="159.92mm" svg:height="90.04mm" svg:x="315.45mm" svg:y="50.74mm">
            <draw:object draw:notify-on-update-of-ranges="Sheet1.X18:Sheet1.X24 Sheet1.W17:Sheet1.W17 Sheet1.W18:Sheet1.W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16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Hot fluid</text:p>
          </table:table-cell>
          <table:covered-table-cell/>
          <table:table-cell table:style-name="ce2" office:value-type="string" calcext:value-type="string" table:number-columns-spanned="2" table:number-rows-spanned="1">
            <text:p>Cold fluid</text:p>
          </table:table-cell>
          <table:covered-table-cell/>
          <table:table-cell table:number-columns-repeated="17"/>
        </table:table-row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time taken</text:p>
          </table:table-cell>
          <table:table-cell office:value-type="string" calcext:value-type="string">
            <text:p>Folw rate</text:p>
          </table:table-cell>
          <table:table-cell office:value-type="string" calcext:value-type="string">
            <text:p>Inlet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Inlet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Cup mean temp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Prandtl number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Total heat transfer</text:p>
          </table:table-cell>
          <table:table-cell office:value-type="string" calcext:value-type="string">
            <text:p>Brinkman </text:p>
          </table:table-cell>
          <table:table-cell office:value-type="string" calcext:value-type="string">
            <text:p>LMT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1/U</text:p>
          </table:table-cell>
          <table:table-cell office:value-type="string" calcext:value-type="string">
            <text:p>1/u^0.5</text:p>
          </table:table-cell>
          <table:table-cell office:value-type="string" calcext:value-type="string">
            <text:p>1/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R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3" calcext:value-type="float">
            <text:p>5.43</text:p>
          </table:table-cell>
          <table:table-cell table:style-name="ce1" table:formula="of:=[.$E$16]*0.1/[.B3]" office:value-type="float" office:value="0.0000839420883977901" calcext:value-type="float">
            <text:p>8.39E-05</text:p>
          </table:table-cell>
          <table:table-cell office:value-type="float" office:value="51.1" calcext:value-type="float">
            <text:p>51.1</text:p>
          </table:table-cell>
          <table:table-cell office:value-type="float" office:value="48.7" calcext:value-type="float">
            <text:p>48.7</text:p>
          </table:table-cell>
          <table:table-cell office:value-type="float" office:value="31" calcext:value-type="float">
            <text:p>31</text:p>
          </table:table-cell>
          <table:table-cell office:value-type="float" office:value="33.7" calcext:value-type="float">
            <text:p>33.7</text:p>
          </table:table-cell>
          <table:table-cell table:formula="of:=([.D3]+[.E3])/2" office:value-type="float" office:value="49.9" calcext:value-type="float">
            <text:p>49.9</text:p>
          </table:table-cell>
          <table:table-cell table:style-name="ce3" table:formula="of:=0.000857*(5.4+(100-[.H3])*26.6/55)" office:value-type="float" office:value="0.0253930658181818" calcext:value-type="float">
            <text:p>0.0254</text:p>
          </table:table-cell>
          <table:table-cell table:style-name="ce4" table:formula="of:=2616*[.I3]/0.13" office:value-type="float" office:value="510.986616772028" calcext:value-type="float">
            <text:p>510.99</text:p>
          </table:table-cell>
          <table:table-cell table:style-name="ce5" table:formula="of:=[.C3]/(0.065*0.001*7)" office:value-type="float" office:value="0.184488106368769" calcext:value-type="float">
            <text:p>0.184</text:p>
          </table:table-cell>
          <table:table-cell table:style-name="ce4" table:formula="of:=857*2616*[.C3]*([.D3]-[.E3])" office:value-type="float" office:value="451.657860681759" calcext:value-type="float">
            <text:p>451.66</text:p>
          </table:table-cell>
          <table:table-cell table:style-name="ce6" table:formula="of:=[.I3]*[.K3]*[.K3]/(0.13*([.D3]-[.E3]))" office:value-type="float" office:value="0.00277011175799277" calcext:value-type="float">
            <text:p>0.00277</text:p>
          </table:table-cell>
          <table:table-cell table:style-name="ce4" table:formula="of:=(([.D3]-[.G3])-([.E3]-[.F3]))/(LN(([.D3]-[.G3])/([.E3]-[.F3])))" office:value-type="float" office:value="17.5495726412473" calcext:value-type="float">
            <text:p>17.55</text:p>
          </table:table-cell>
          <table:table-cell table:style-name="ce4" table:formula="of:=[.L3]/(0.0546*[.N3])" office:value-type="float" office:value="471.357460355825" calcext:value-type="float">
            <text:p>471.36</text:p>
          </table:table-cell>
          <table:table-cell table:style-name="ce4" table:formula="of:=[.$E$14]*[.K3]*857/[.I3]" office:value-type="float" office:value="12.2659243799665" calcext:value-type="float">
            <text:p>12.27</text:p>
          </table:table-cell>
          <table:table-cell table:style-name="ce6" table:formula="of:=1/[.O3]" office:value-type="float" office:value="0.00212153213666143" calcext:value-type="float">
            <text:p>0.00212</text:p>
          </table:table-cell>
          <table:table-cell table:style-name="ce4" table:formula="of:=1/[.K3]^0.5" office:value-type="float" office:value="2.32817602902435" calcext:value-type="float">
            <text:p>2.33</text:p>
          </table:table-cell>
          <table:table-cell table:formula="of:=[.Q3]-[.$G$14]" office:value-type="float" office:value="-0.00010146786333857" calcext:value-type="float">
            <text:p>-0.000101467863339</text:p>
          </table:table-cell>
          <table:table-cell table:style-name="ce4" table:formula="of:=1/[.S3]" office:value-type="float" office:value="-9855.33711952999" calcext:value-type="float">
            <text:p>-9855.34</text:p>
          </table:table-cell>
          <table:table-cell table:style-name="ce4" table:formula="of:=[.T3]*[.$E$14]/0.13" office:value-type="float" office:value="-149.346262503647" calcext:value-type="float">
            <text:p>-149.35</text:p>
          </table:table-cell>
          <table:table-cell table:style-name="ce4" office:value-type="float" office:value="12.2659243799665" calcext:value-type="float">
            <text:p>12.2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06" calcext:value-type="float">
            <text:p>6.06</text:p>
          </table:table-cell>
          <table:table-cell table:style-name="ce1" table:formula="of:=[.$E$16]*0.1/[.B4]" office:value-type="float" office:value="0.0000752154356435644" calcext:value-type="float">
            <text:p>7.52E-05</text:p>
          </table:table-cell>
          <table:table-cell office:value-type="float" office:value="49.9" calcext:value-type="float">
            <text:p>49.9</text:p>
          </table:table-cell>
          <table:table-cell office:value-type="float" office:value="47.7" calcext:value-type="float">
            <text:p>47.7</text:p>
          </table:table-cell>
          <table:table-cell office:value-type="float" office:value="31.3" calcext:value-type="float">
            <text:p>31.3</text:p>
          </table:table-cell>
          <table:table-cell office:value-type="float" office:value="33.7" calcext:value-type="float">
            <text:p>33.7</text:p>
          </table:table-cell>
          <table:table-cell table:formula="of:=([.D4]+[.E4])/2" office:value-type="float" office:value="48.8" calcext:value-type="float">
            <text:p>48.8</text:p>
          </table:table-cell>
          <table:table-cell table:style-name="ce3" table:formula="of:=0.000857*(5.4+(100-[.H4])*26.6/55)" office:value-type="float" office:value="0.0258489898181818" calcext:value-type="float">
            <text:p>0.0258</text:p>
          </table:table-cell>
          <table:table-cell table:style-name="ce4" table:formula="of:=2616*[.I4]/0.13" office:value-type="float" office:value="520.161210495105" calcext:value-type="float">
            <text:p>520.16</text:p>
          </table:table-cell>
          <table:table-cell table:style-name="ce5" table:formula="of:=[.C4]/(0.065*0.001*7)" office:value-type="float" office:value="0.165308649766076" calcext:value-type="float">
            <text:p>0.165</text:p>
          </table:table-cell>
          <table:table-cell table:style-name="ce4" table:formula="of:=857*2616*[.C4]*([.D4]-[.E4])" office:value-type="float" office:value="370.978053059976" calcext:value-type="float">
            <text:p>370.98</text:p>
          </table:table-cell>
          <table:table-cell table:style-name="ce6" table:formula="of:=[.I4]*[.K4]*[.K4]/(0.13*([.D4]-[.E4]))" office:value-type="float" office:value="0.00246983931550251" calcext:value-type="float">
            <text:p>0.00247</text:p>
          </table:table-cell>
          <table:table-cell table:style-name="ce4" table:formula="of:=(([.D4]-[.G4])-([.E4]-[.F4]))/(LN(([.D4]-[.G4])/([.E4]-[.F4])))" office:value-type="float" office:value="16.29979549897" calcext:value-type="float">
            <text:p>16.30</text:p>
          </table:table-cell>
          <table:table-cell table:style-name="ce4" table:formula="of:=[.L4]/(0.0546*[.N4])" office:value-type="float" office:value="416.8438700162" calcext:value-type="float">
            <text:p>416.84</text:p>
          </table:table-cell>
          <table:table-cell table:style-name="ce4" table:formula="of:=[.$E$14]*[.K4]*857/[.I4]" office:value-type="float" office:value="10.7968993092821" calcext:value-type="float">
            <text:p>10.80</text:p>
          </table:table-cell>
          <table:table-cell table:style-name="ce6" table:formula="of:=1/[.O4]" office:value-type="float" office:value="0.00239897974260995" calcext:value-type="float">
            <text:p>0.00240</text:p>
          </table:table-cell>
          <table:table-cell table:style-name="ce4" table:formula="of:=1/[.K4]^0.5" office:value-type="float" office:value="2.45953048979176" calcext:value-type="float">
            <text:p>2.46</text:p>
          </table:table-cell>
          <table:table-cell table:formula="of:=[.Q4]-[.$G$14]" office:value-type="float" office:value="0.00017597974260995" calcext:value-type="float">
            <text:p>0.00017597974261</text:p>
          </table:table-cell>
          <table:table-cell table:style-name="ce4" table:formula="of:=1/[.S4]" office:value-type="float" office:value="5682.47222759296" calcext:value-type="float">
            <text:p>5682.47</text:p>
          </table:table-cell>
          <table:table-cell table:style-name="ce4" table:formula="of:=[.T4]*[.$E$14]/0.13" office:value-type="float" office:value="86.1113099104472" calcext:value-type="float">
            <text:p>86.11</text:p>
          </table:table-cell>
          <table:table-cell table:style-name="ce4" office:value-type="float" office:value="10.7968993092821" calcext:value-type="float">
            <text:p>10.8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25" calcext:value-type="float">
            <text:p>8.25</text:p>
          </table:table-cell>
          <table:table-cell table:style-name="ce1" table:formula="of:=[.$E$16]*0.1/[.B5]" office:value-type="float" office:value="0.0000552491563636364" calcext:value-type="float">
            <text:p>5.52E-05</text:p>
          </table:table-cell>
          <table:table-cell office:value-type="float" office:value="50.2" calcext:value-type="float">
            <text:p>50.2</text:p>
          </table:table-cell>
          <table:table-cell office:value-type="float" office:value="47.3" calcext:value-type="float">
            <text:p>47.3</text:p>
          </table:table-cell>
          <table:table-cell office:value-type="float" office:value="31.4" calcext:value-type="float">
            <text:p>31.4</text:p>
          </table:table-cell>
          <table:table-cell office:value-type="float" office:value="34.1" calcext:value-type="float">
            <text:p>34.1</text:p>
          </table:table-cell>
          <table:table-cell table:formula="of:=([.D5]+[.E5])/2" office:value-type="float" office:value="48.75" calcext:value-type="float">
            <text:p>48.75</text:p>
          </table:table-cell>
          <table:table-cell table:style-name="ce3" table:formula="of:=0.000857*(5.4+(100-[.H5])*26.6/55)" office:value-type="float" office:value="0.0258697136363636" calcext:value-type="float">
            <text:p>0.0259</text:p>
          </table:table-cell>
          <table:table-cell table:style-name="ce4" table:formula="of:=2616*[.I5]/0.13" office:value-type="float" office:value="520.578237482517" calcext:value-type="float">
            <text:p>520.58</text:p>
          </table:table-cell>
          <table:table-cell table:style-name="ce5" table:formula="of:=[.C5]/(0.065*0.001*7)" office:value-type="float" office:value="0.121426717282717" calcext:value-type="float">
            <text:p>0.121</text:p>
          </table:table-cell>
          <table:table-cell table:style-name="ce4" table:formula="of:=857*2616*[.C5]*([.D5]-[.E5])" office:value-type="float" office:value="359.204865260388" calcext:value-type="float">
            <text:p>359.20</text:p>
          </table:table-cell>
          <table:table-cell table:style-name="ce6" table:formula="of:=[.I5]*[.K5]*[.K5]/(0.13*([.D5]-[.E5]))" office:value-type="float" office:value="0.00101176296803905" calcext:value-type="float">
            <text:p>0.00101</text:p>
          </table:table-cell>
          <table:table-cell table:style-name="ce4" table:formula="of:=(([.D5]-[.G5])-([.E5]-[.F5]))/(LN(([.D5]-[.G5])/([.E5]-[.F5])))" office:value-type="float" office:value="15.9997916644964" calcext:value-type="float">
            <text:p>16.00</text:p>
          </table:table-cell>
          <table:table-cell table:style-name="ce4" table:formula="of:=[.L5]/(0.0546*[.N5])" office:value-type="float" office:value="411.183084382664" calcext:value-type="float">
            <text:p>411.18</text:p>
          </table:table-cell>
          <table:table-cell table:style-name="ce4" table:formula="of:=[.$E$14]*[.K5]*857/[.I5]" office:value-type="float" office:value="7.92446006178733" calcext:value-type="float">
            <text:p>7.92</text:p>
          </table:table-cell>
          <table:table-cell table:style-name="ce6" table:formula="of:=1/[.O5]" office:value-type="float" office:value="0.00243200666073451" calcext:value-type="float">
            <text:p>0.00243</text:p>
          </table:table-cell>
          <table:table-cell table:style-name="ce4" table:formula="of:=1/[.K5]^0.5" office:value-type="float" office:value="2.8697421256739" calcext:value-type="float">
            <text:p>2.87</text:p>
          </table:table-cell>
          <table:table-cell table:formula="of:=[.Q5]-[.$G$14]" office:value-type="float" office:value="0.00020900666073451" calcext:value-type="float">
            <text:p>0.000209006660735</text:p>
          </table:table-cell>
          <table:table-cell table:style-name="ce4" table:formula="of:=1/[.S5]" office:value-type="float" office:value="4784.5365142226" calcext:value-type="float">
            <text:p>4784.54</text:p>
          </table:table-cell>
          <table:table-cell table:style-name="ce4" table:formula="of:=[.T5]*[.$E$14]/0.13" office:value-type="float" office:value="72.5041302539887" calcext:value-type="float">
            <text:p>72.50</text:p>
          </table:table-cell>
          <table:table-cell table:style-name="ce4" office:value-type="float" office:value="7.92446006178733" calcext:value-type="float">
            <text:p>7.9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table:style-name="ce1" table:formula="of:=[.$E$16]*0.1/[.B6]" office:value-type="float" office:value="0.0000701239292307692" calcext:value-type="float">
            <text:p>7.01E-05</text:p>
          </table:table-cell>
          <table:table-cell office:value-type="float" office:value="60.3" calcext:value-type="float">
            <text:p>60.3</text:p>
          </table:table-cell>
          <table:table-cell office:value-type="float" office:value="56.5" calcext:value-type="float">
            <text:p>56.5</text:p>
          </table:table-cell>
          <table:table-cell office:value-type="float" office:value="32.2" calcext:value-type="float">
            <text:p>32.2</text:p>
          </table:table-cell>
          <table:table-cell office:value-type="float" office:value="35.9" calcext:value-type="float">
            <text:p>35.9</text:p>
          </table:table-cell>
          <table:table-cell table:formula="of:=([.D6]+[.E6])/2" office:value-type="float" office:value="58.4" calcext:value-type="float">
            <text:p>58.4</text:p>
          </table:table-cell>
          <table:table-cell table:style-name="ce3" table:formula="of:=0.000857*(5.4+(100-[.H6])*26.6/55)" office:value-type="float" office:value="0.0218700167272727" calcext:value-type="float">
            <text:p>0.0219</text:p>
          </table:table-cell>
          <table:table-cell table:style-name="ce4" table:formula="of:=2616*[.I6]/0.13" office:value-type="float" office:value="440.092028911888" calcext:value-type="float">
            <text:p>440.09</text:p>
          </table:table-cell>
          <table:table-cell table:style-name="ce5" table:formula="of:=[.C6]/(0.065*0.001*7)" office:value-type="float" office:value="0.15411852578191" calcext:value-type="float">
            <text:p>0.154</text:p>
          </table:table-cell>
          <table:table-cell table:style-name="ce4" table:formula="of:=857*2616*[.C6]*([.D6]-[.E6])" office:value-type="float" office:value="597.404378032526" calcext:value-type="float">
            <text:p>597.40</text:p>
          </table:table-cell>
          <table:table-cell table:style-name="ce6" table:formula="of:=[.I6]*[.K6]*[.K6]/(0.13*([.D6]-[.E6]))" office:value-type="float" office:value="0.00105155467505759" calcext:value-type="float">
            <text:p>0.00105</text:p>
          </table:table-cell>
          <table:table-cell table:style-name="ce4" table:formula="of:=(([.D6]-[.G6])-([.E6]-[.F6]))/(LN(([.D6]-[.G6])/([.E6]-[.F6])))" office:value-type="float" office:value="24.3499657768265" calcext:value-type="float">
            <text:p>24.35</text:p>
          </table:table-cell>
          <table:table-cell table:style-name="ce4" table:formula="of:=[.L6]/(0.0546*[.N6])" office:value-type="float" office:value="449.342402589768" calcext:value-type="float">
            <text:p>449.34</text:p>
          </table:table-cell>
          <table:table-cell table:style-name="ce4" table:formula="of:=[.$E$14]*[.K6]*857/[.I6]" office:value-type="float" office:value="11.8974196104691" calcext:value-type="float">
            <text:p>11.90</text:p>
          </table:table-cell>
          <table:table-cell table:style-name="ce6" table:formula="of:=1/[.O6]" office:value-type="float" office:value="0.00222547436929285" calcext:value-type="float">
            <text:p>0.00223</text:p>
          </table:table-cell>
          <table:table-cell table:style-name="ce4" table:formula="of:=1/[.K6]^0.5" office:value-type="float" office:value="2.54725590060524" calcext:value-type="float">
            <text:p>2.55</text:p>
          </table:table-cell>
          <table:table-cell table:formula="of:=[.Q6]-[.$G$14]" office:value-type="float" office:value="0.00000247436929285035" calcext:value-type="float">
            <text:p>2.47436929285035E-06</text:p>
          </table:table-cell>
          <table:table-cell table:style-name="ce4" table:formula="of:=1/[.S6]" office:value-type="float" office:value="404143.392374568" calcext:value-type="float">
            <text:p>404143.39</text:p>
          </table:table-cell>
          <table:table-cell table:style-name="ce4" table:formula="of:=[.T6]*[.$E$14]/0.13" office:value-type="float" office:value="6124.32679212588" calcext:value-type="float">
            <text:p>6124.33</text:p>
          </table:table-cell>
          <table:table-cell table:style-name="ce4" office:value-type="float" office:value="11.8974196104691" calcext:value-type="float">
            <text:p>11.9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1" calcext:value-type="float">
            <text:p>5.31</text:p>
          </table:table-cell>
          <table:table-cell table:style-name="ce1" table:formula="of:=[.$E$16]*0.1/[.B7]" office:value-type="float" office:value="0.0000858390847457627" calcext:value-type="float">
            <text:p>8.58E-05</text:p>
          </table:table-cell>
          <table:table-cell office:value-type="float" office:value="59.6" calcext:value-type="float">
            <text:p>59.6</text:p>
          </table:table-cell>
          <table:table-cell office:value-type="float" office:value="56.8" calcext:value-type="float">
            <text:p>56.8</text:p>
          </table:table-cell>
          <table:table-cell office:value-type="float" office:value="32.3" calcext:value-type="float">
            <text:p>32.3</text:p>
          </table:table-cell>
          <table:table-cell office:value-type="float" office:value="35.9" calcext:value-type="float">
            <text:p>35.9</text:p>
          </table:table-cell>
          <table:table-cell table:formula="of:=([.D7]+[.E7])/2" office:value-type="float" office:value="58.2" calcext:value-type="float">
            <text:p>58.2</text:p>
          </table:table-cell>
          <table:table-cell table:style-name="ce3" table:formula="of:=0.000857*(5.4+(100-[.H7])*26.6/55)" office:value-type="float" office:value="0.021952912" calcext:value-type="float">
            <text:p>0.0220</text:p>
          </table:table-cell>
          <table:table-cell table:style-name="ce4" table:formula="of:=2616*[.I7]/0.13" office:value-type="float" office:value="441.760136861539" calcext:value-type="float">
            <text:p>441.76</text:p>
          </table:table-cell>
          <table:table-cell table:style-name="ce5" table:formula="of:=[.C7]/(0.065*0.001*7)" office:value-type="float" office:value="0.188657329111566" calcext:value-type="float">
            <text:p>0.189</text:p>
          </table:table-cell>
          <table:table-cell table:style-name="ce4" table:formula="of:=857*2616*[.C7]*([.D7]-[.E7])" office:value-type="float" office:value="538.84228764952" calcext:value-type="float">
            <text:p>538.84</text:p>
          </table:table-cell>
          <table:table-cell table:style-name="ce6" table:formula="of:=[.I7]*[.K7]*[.K7]/(0.13*([.D7]-[.E7]))" office:value-type="float" office:value="0.00214653570197141" calcext:value-type="float">
            <text:p>0.00215</text:p>
          </table:table-cell>
          <table:table-cell table:style-name="ce4" table:formula="of:=(([.D7]-[.G7])-([.E7]-[.F7]))/(LN(([.D7]-[.G7])/([.E7]-[.F7])))" office:value-type="float" office:value="24.097786836025" calcext:value-type="float">
            <text:p>24.10</text:p>
          </table:table-cell>
          <table:table-cell table:style-name="ce4" table:formula="of:=[.L7]/(0.0546*[.N7])" office:value-type="float" office:value="409.535798219187" calcext:value-type="float">
            <text:p>409.54</text:p>
          </table:table-cell>
          <table:table-cell table:style-name="ce4" table:formula="of:=[.$E$14]*[.K7]*857/[.I7]" office:value-type="float" office:value="14.5087030898573" calcext:value-type="float">
            <text:p>14.51</text:p>
          </table:table-cell>
          <table:table-cell table:style-name="ce6" table:formula="of:=1/[.O7]" office:value-type="float" office:value="0.00244178898242441" calcext:value-type="float">
            <text:p>0.00244</text:p>
          </table:table-cell>
          <table:table-cell table:style-name="ce4" table:formula="of:=1/[.K7]^0.5" office:value-type="float" office:value="2.30230660355496" calcext:value-type="float">
            <text:p>2.30</text:p>
          </table:table-cell>
          <table:table-cell table:formula="of:=[.Q7]-[.$G$14]" office:value-type="float" office:value="0.000218788982424411" calcext:value-type="float">
            <text:p>0.000218788982424</text:p>
          </table:table-cell>
          <table:table-cell table:style-name="ce4" table:formula="of:=1/[.S7]" office:value-type="float" office:value="4570.61406346405" calcext:value-type="float">
            <text:p>4570.61</text:p>
          </table:table-cell>
          <table:table-cell table:style-name="ce4" table:formula="of:=[.T7]*[.$E$14]/0.13" office:value-type="float" office:value="69.2623823463398" calcext:value-type="float">
            <text:p>69.26</text:p>
          </table:table-cell>
          <table:table-cell table:style-name="ce4" office:value-type="float" office:value="14.5087030898573" calcext:value-type="float">
            <text:p>14.5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91" calcext:value-type="float">
            <text:p>4.91</text:p>
          </table:table-cell>
          <table:table-cell table:style-name="ce1" table:formula="of:=[.$E$16]*0.1/[.B8]" office:value-type="float" office:value="0.0000928320855397149" calcext:value-type="float">
            <text:p>9.28E-05</text:p>
          </table:table-cell>
          <table:table-cell office:value-type="float" office:value="59.4" calcext:value-type="float">
            <text:p>59.4</text:p>
          </table:table-cell>
          <table:table-cell office:value-type="float" office:value="56.7" calcext:value-type="float">
            <text:p>56.7</text:p>
          </table:table-cell>
          <table:table-cell office:value-type="float" office:value="32.3" calcext:value-type="float">
            <text:p>32.3</text:p>
          </table:table-cell>
          <table:table-cell office:value-type="float" office:value="36.2" calcext:value-type="float">
            <text:p>36.2</text:p>
          </table:table-cell>
          <table:table-cell table:formula="of:=([.D8]+[.E8])/2" office:value-type="float" office:value="58.05" calcext:value-type="float">
            <text:p>58.05</text:p>
          </table:table-cell>
          <table:table-cell table:style-name="ce3" table:formula="of:=0.000857*(5.4+(100-[.H8])*26.6/55)" office:value-type="float" office:value="0.0220150834545455" calcext:value-type="float">
            <text:p>0.0220</text:p>
          </table:table-cell>
          <table:table-cell table:style-name="ce4" table:formula="of:=2616*[.I8]/0.13" office:value-type="float" office:value="443.011217823776" calcext:value-type="float">
            <text:p>443.01</text:p>
          </table:table-cell>
          <table:table-cell table:style-name="ce5" table:formula="of:=[.C8]/(0.065*0.001*7)" office:value-type="float" office:value="0.204026561625747" calcext:value-type="float">
            <text:p>0.204</text:p>
          </table:table-cell>
          <table:table-cell table:style-name="ce4" table:formula="of:=857*2616*[.C8]*([.D8]-[.E8])" office:value-type="float" office:value="561.927689702585" calcext:value-type="float">
            <text:p>561.93</text:p>
          </table:table-cell>
          <table:table-cell table:style-name="ce6" table:formula="of:=[.I8]*[.K8]*[.K8]/(0.13*([.D8]-[.E8]))" office:value-type="float" office:value="0.0026108783737627" calcext:value-type="float">
            <text:p>0.00261</text:p>
          </table:table-cell>
          <table:table-cell table:style-name="ce4" table:formula="of:=(([.D8]-[.G8])-([.E8]-[.F8]))/(LN(([.D8]-[.G8])/([.E8]-[.F8])))" office:value-type="float" office:value="23.7949571283899" calcext:value-type="float">
            <text:p>23.79</text:p>
          </table:table-cell>
          <table:table-cell table:style-name="ce4" table:formula="of:=[.L8]/(0.0546*[.N8])" office:value-type="float" office:value="432.516682971438" calcext:value-type="float">
            <text:p>432.52</text:p>
          </table:table-cell>
          <table:table-cell table:style-name="ce4" table:formula="of:=[.$E$14]*[.K8]*857/[.I8]" office:value-type="float" office:value="15.6463637504864" calcext:value-type="float">
            <text:p>15.65</text:p>
          </table:table-cell>
          <table:table-cell table:style-name="ce6" table:formula="of:=1/[.O8]" office:value-type="float" office:value="0.00231204954484042" calcext:value-type="float">
            <text:p>0.00231</text:p>
          </table:table-cell>
          <table:table-cell table:style-name="ce4" table:formula="of:=1/[.K8]^0.5" office:value-type="float" office:value="2.21389308962067" calcext:value-type="float">
            <text:p>2.21</text:p>
          </table:table-cell>
          <table:table-cell table:formula="of:=[.Q8]-[.$G$14]" office:value-type="float" office:value="0.0000890495448404205" calcext:value-type="float">
            <text:p>8.90495448404205E-05</text:p>
          </table:table-cell>
          <table:table-cell table:style-name="ce4" table:formula="of:=1/[.S8]" office:value-type="float" office:value="11229.7036643144" calcext:value-type="float">
            <text:p>11229.70</text:p>
          </table:table-cell>
          <table:table-cell table:style-name="ce4" table:formula="of:=[.T8]*[.$E$14]/0.13" office:value-type="float" office:value="170.173201682303" calcext:value-type="float">
            <text:p>170.17</text:p>
          </table:table-cell>
          <table:table-cell table:style-name="ce4" office:value-type="float" office:value="15.6463637504864" calcext:value-type="float">
            <text:p>15.6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66" calcext:value-type="float">
            <text:p>6.66</text:p>
          </table:table-cell>
          <table:table-cell table:style-name="ce1" table:formula="of:=[.$E$16]*0.1/[.B9]" office:value-type="float" office:value="0.0000684392702702703" calcext:value-type="float">
            <text:p>6.84E-05</text:p>
          </table:table-cell>
          <table:table-cell office:value-type="float" office:value="69.8" calcext:value-type="float">
            <text:p>69.8</text:p>
          </table:table-cell>
          <table:table-cell office:value-type="float" office:value="65.1" calcext:value-type="float">
            <text:p>65.1</text:p>
          </table:table-cell>
          <table:table-cell office:value-type="float" office:value="33.2" calcext:value-type="float">
            <text:p>33.2</text:p>
          </table:table-cell>
          <table:table-cell office:value-type="float" office:value="37.7" calcext:value-type="float">
            <text:p>37.7</text:p>
          </table:table-cell>
          <table:table-cell table:formula="of:=([.D9]+[.E9])/2" office:value-type="float" office:value="67.45" calcext:value-type="float">
            <text:p>67.45</text:p>
          </table:table-cell>
          <table:table-cell table:style-name="ce3" table:formula="of:=0.000857*(5.4+(100-[.H9])*26.6/55)" office:value-type="float" office:value="0.0181190056363636" calcext:value-type="float">
            <text:p>0.0181</text:p>
          </table:table-cell>
          <table:table-cell table:style-name="ce4" table:formula="of:=2616*[.I9]/0.13" office:value-type="float" office:value="364.61014419021" calcext:value-type="float">
            <text:p>364.61</text:p>
          </table:table-cell>
          <table:table-cell table:style-name="ce5" table:formula="of:=[.C9]/(0.065*0.001*7)" office:value-type="float" office:value="0.150415978615979" calcext:value-type="float">
            <text:p>0.150</text:p>
          </table:table-cell>
          <table:table-cell table:style-name="ce4" table:formula="of:=857*2616*[.C9]*([.D9]-[.E9])" office:value-type="float" office:value="721.143660063763" calcext:value-type="float">
            <text:p>721.14</text:p>
          </table:table-cell>
          <table:table-cell table:style-name="ce6" table:formula="of:=[.I9]*[.K9]*[.K9]/(0.13*([.D9]-[.E9]))" office:value-type="float" office:value="0.000670936002888252" calcext:value-type="float">
            <text:p>0.00067</text:p>
          </table:table-cell>
          <table:table-cell table:style-name="ce4" table:formula="of:=(([.D9]-[.G9])-([.E9]-[.F9]))/(LN(([.D9]-[.G9])/([.E9]-[.F9])))" office:value-type="float" office:value="31.9998958330624" calcext:value-type="float">
            <text:p>32.00</text:p>
          </table:table-cell>
          <table:table-cell table:style-name="ce4" table:formula="of:=[.L9]/(0.0546*[.N9])" office:value-type="float" office:value="412.743823002726" calcext:value-type="float">
            <text:p>412.74</text:p>
          </table:table-cell>
          <table:table-cell table:style-name="ce4" table:formula="of:=[.$E$14]*[.K9]*857/[.I9]" office:value-type="float" office:value="14.0154375816252" calcext:value-type="float">
            <text:p>14.02</text:p>
          </table:table-cell>
          <table:table-cell table:style-name="ce6" table:formula="of:=1/[.O9]" office:value-type="float" office:value="0.00242281033481001" calcext:value-type="float">
            <text:p>0.00242</text:p>
          </table:table-cell>
          <table:table-cell table:style-name="ce4" table:formula="of:=1/[.K9]^0.5" office:value-type="float" office:value="2.57841615279017" calcext:value-type="float">
            <text:p>2.58</text:p>
          </table:table-cell>
          <table:table-cell table:formula="of:=[.Q9]-[.$G$14]" office:value-type="float" office:value="0.00019981033481001" calcext:value-type="float">
            <text:p>0.00019981033481</text:p>
          </table:table-cell>
          <table:table-cell table:style-name="ce4" table:formula="of:=1/[.S9]" office:value-type="float" office:value="5004.74613062858" calcext:value-type="float">
            <text:p>5004.75</text:p>
          </table:table-cell>
          <table:table-cell table:style-name="ce4" table:formula="of:=[.T9]*[.$E$14]/0.13" office:value-type="float" office:value="75.8411529026023" calcext:value-type="float">
            <text:p>75.84</text:p>
          </table:table-cell>
          <table:table-cell table:style-name="ce4" office:value-type="float" office:value="14.0154375816252" calcext:value-type="float">
            <text:p>14.0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63" calcext:value-type="float">
            <text:p>4.63</text:p>
          </table:table-cell>
          <table:table-cell table:style-name="ce1" table:formula="of:=[.$E$16]*0.1/[.B10]" office:value-type="float" office:value="0.000098446120950324" calcext:value-type="float">
            <text:p>9.84E-05</text:p>
          </table:table-cell>
          <table:table-cell office:value-type="float" office:value="69.7" calcext:value-type="float">
            <text:p>69.7</text:p>
          </table:table-cell>
          <table:table-cell office:value-type="float" office:value="66.3" calcext:value-type="float">
            <text:p>66.3</text:p>
          </table:table-cell>
          <table:table-cell office:value-type="float" office:value="33.2" calcext:value-type="float">
            <text:p>33.2</text:p>
          </table:table-cell>
          <table:table-cell office:value-type="float" office:value="38" calcext:value-type="float">
            <text:p>38</text:p>
          </table:table-cell>
          <table:table-cell table:formula="of:=([.D10]+[.E10])/2" office:value-type="float" office:value="68" calcext:value-type="float">
            <text:p>68</text:p>
          </table:table-cell>
          <table:table-cell table:style-name="ce3" table:formula="of:=0.000857*(5.4+(100-[.H10])*26.6/55)" office:value-type="float" office:value="0.0178910436363636" calcext:value-type="float">
            <text:p>0.0179</text:p>
          </table:table-cell>
          <table:table-cell table:style-name="ce4" table:formula="of:=2616*[.I10]/0.13" office:value-type="float" office:value="360.022847328671" calcext:value-type="float">
            <text:p>360.02</text:p>
          </table:table-cell>
          <table:table-cell table:style-name="ce5" table:formula="of:=[.C10]/(0.065*0.001*7)" office:value-type="float" office:value="0.216365100989723" calcext:value-type="float">
            <text:p>0.216</text:p>
          </table:table-cell>
          <table:table-cell table:style-name="ce4" table:formula="of:=857*2616*[.C10]*([.D10]-[.E10])" office:value-type="float" office:value="750.405635700743" calcext:value-type="float">
            <text:p>750.41</text:p>
          </table:table-cell>
          <table:table-cell table:style-name="ce6" table:formula="of:=[.I10]*[.K10]*[.K10]/(0.13*([.D10]-[.E10]))" office:value-type="float" office:value="0.00189490669016921" calcext:value-type="float">
            <text:p>0.00189</text:p>
          </table:table-cell>
          <table:table-cell table:style-name="ce4" table:formula="of:=(([.D10]-[.G10])-([.E10]-[.F10]))/(LN(([.D10]-[.G10])/([.E10]-[.F10])))" office:value-type="float" office:value="32.3949582200963" calcext:value-type="float">
            <text:p>32.39</text:p>
          </table:table-cell>
          <table:table-cell table:style-name="ce4" table:formula="of:=[.L10]/(0.0546*[.N10])" office:value-type="float" office:value="424.254072753399" calcext:value-type="float">
            <text:p>424.25</text:p>
          </table:table-cell>
          <table:table-cell table:style-name="ce4" table:formula="of:=[.$E$14]*[.K10]*857/[.I10]" office:value-type="float" office:value="20.4173129178161" calcext:value-type="float">
            <text:p>20.42</text:p>
          </table:table-cell>
          <table:table-cell table:style-name="ce6" table:formula="of:=1/[.O10]" office:value-type="float" office:value="0.00235707813836653" calcext:value-type="float">
            <text:p>0.00236</text:p>
          </table:table-cell>
          <table:table-cell table:style-name="ce4" table:formula="of:=1/[.K10]^0.5" office:value-type="float" office:value="2.14984126230712" calcext:value-type="float">
            <text:p>2.15</text:p>
          </table:table-cell>
          <table:table-cell table:formula="of:=[.Q10]-[.$G$14]" office:value-type="float" office:value="0.000134078138366531" calcext:value-type="float">
            <text:p>0.000134078138367</text:p>
          </table:table-cell>
          <table:table-cell table:style-name="ce4" table:formula="of:=1/[.S10]" office:value-type="float" office:value="7458.33744548489" calcext:value-type="float">
            <text:p>7458.34</text:p>
          </table:table-cell>
          <table:table-cell table:style-name="ce4" table:formula="of:=[.T10]*[.$E$14]/0.13" office:value-type="float" office:value="113.022498212348" calcext:value-type="float">
            <text:p>113.02</text:p>
          </table:table-cell>
          <table:table-cell table:style-name="ce4" office:value-type="float" office:value="20.4173129178161" calcext:value-type="float">
            <text:p>20.4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13" calcext:value-type="float">
            <text:p>4.13</text:p>
          </table:table-cell>
          <table:table-cell table:style-name="ce1" table:formula="of:=[.$E$16]*0.1/[.B11]" office:value-type="float" office:value="0.000110364537530266" calcext:value-type="float">
            <text:p>1.10E-04</text:p>
          </table:table-cell>
          <table:table-cell office:value-type="float" office:value="68.8" calcext:value-type="float">
            <text:p>68.8</text:p>
          </table:table-cell>
          <table:table-cell office:value-type="float" office:value="65.9" calcext:value-type="float">
            <text:p>65.9</text:p>
          </table:table-cell>
          <table:table-cell office:value-type="float" office:value="33.4" calcext:value-type="float">
            <text:p>33.4</text:p>
          </table:table-cell>
          <table:table-cell office:value-type="float" office:value="38" calcext:value-type="float">
            <text:p>38</text:p>
          </table:table-cell>
          <table:table-cell table:formula="of:=([.D11]+[.E11])/2" office:value-type="float" office:value="67.35" calcext:value-type="float">
            <text:p>67.35</text:p>
          </table:table-cell>
          <table:table-cell table:style-name="ce3" table:formula="of:=0.000857*(5.4+(100-[.H11])*26.6/55)" office:value-type="float" office:value="0.0181604532727273" calcext:value-type="float">
            <text:p>0.0182</text:p>
          </table:table-cell>
          <table:table-cell table:style-name="ce4" table:formula="of:=2616*[.I11]/0.13" office:value-type="float" office:value="365.444198165035" calcext:value-type="float">
            <text:p>365.44</text:p>
          </table:table-cell>
          <table:table-cell table:style-name="ce5" table:formula="of:=[.C11]/(0.065*0.001*7)" office:value-type="float" office:value="0.242559423143442" calcext:value-type="float">
            <text:p>0.243</text:p>
          </table:table-cell>
          <table:table-cell table:style-name="ce4" table:formula="of:=857*2616*[.C11]*([.D11]-[.E11])" office:value-type="float" office:value="717.539985084306" calcext:value-type="float">
            <text:p>717.54</text:p>
          </table:table-cell>
          <table:table-cell table:style-name="ce6" table:formula="of:=[.I11]*[.K11]*[.K11]/(0.13*([.D11]-[.E11]))" office:value-type="float" office:value="0.00283414219559015" calcext:value-type="float">
            <text:p>0.00283</text:p>
          </table:table-cell>
          <table:table-cell table:style-name="ce4" table:formula="of:=(([.D11]-[.G11])-([.E11]-[.F11]))/(LN(([.D11]-[.G11])/([.E11]-[.F11])))" office:value-type="float" office:value="31.6423892678796" calcext:value-type="float">
            <text:p>31.64</text:p>
          </table:table-cell>
          <table:table-cell table:style-name="ce4" table:formula="of:=[.L11]/(0.0546*[.N11])" office:value-type="float" office:value="415.321291237552" calcext:value-type="float">
            <text:p>415.32</text:p>
          </table:table-cell>
          <table:table-cell table:style-name="ce4" table:formula="of:=[.$E$14]*[.K11]*857/[.I11]" office:value-type="float" office:value="22.5495830059391" calcext:value-type="float">
            <text:p>22.55</text:p>
          </table:table-cell>
          <table:table-cell table:style-name="ce6" table:formula="of:=1/[.O11]" office:value-type="float" office:value="0.0024077744654512" calcext:value-type="float">
            <text:p>0.00241</text:p>
          </table:table-cell>
          <table:table-cell table:style-name="ce4" table:formula="of:=1/[.K11]^0.5" office:value-type="float" office:value="2.0304435716094" calcext:value-type="float">
            <text:p>2.03</text:p>
          </table:table-cell>
          <table:table-cell table:formula="of:=[.Q11]-[.$G$14]" office:value-type="float" office:value="0.0001847744654512" calcext:value-type="float">
            <text:p>0.000184774465451</text:p>
          </table:table-cell>
          <table:table-cell table:style-name="ce4" table:formula="of:=1/[.S11]" office:value-type="float" office:value="5412.00320919941" calcext:value-type="float">
            <text:p>5412.00</text:p>
          </table:table-cell>
          <table:table-cell table:style-name="ce4" table:formula="of:=[.T11]*[.$E$14]/0.13" office:value-type="float" office:value="82.0126640163295" calcext:value-type="float">
            <text:p>82.01</text:p>
          </table:table-cell>
          <table:table-cell table:style-name="ce4" office:value-type="float" office:value="22.5495830059391" calcext:value-type="float">
            <text:p>22.55</text:p>
          </table:table-cell>
          <table:table-cell table:number-columns-repeated="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</text:p>
          </table:table-cell>
          <table:table-cell office:value-type="float" office:value="0.00197" calcext:value-type="float">
            <text:p>0.00197</text:p>
          </table:table-cell>
          <table:table-cell office:value-type="string" calcext:value-type="string">
            <text:p>C</text:p>
          </table:table-cell>
          <table:table-cell office:value-type="float" office:value="0.002223" calcext:value-type="float">
            <text:p>0.00222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rho</text:p>
          </table:table-cell>
          <table:table-cell office:value-type="float" office:value="857" calcext:value-type="float">
            <text:p>85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formula="of:=3.14*0.0762*0.0762/4" office:value-type="float" office:value="0.0045580554" calcext:value-type="float">
            <text:p>0.0045580554</text:p>
          </table:table-cell>
          <table:table-cell table:number-columns-repeated="19"/>
        </table:table-row>
        <table:table-row table:style-name="ro1">
          <table:table-cell table:number-columns-repeated="22"/>
          <table:table-cell office:value-type="string" calcext:value-type="string">
            <text:p>Nu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table:number-columns-repeated="22"/>
          <table:table-cell office:value-type="float" office:value="86.1113099104472" calcext:value-type="float">
            <text:p>86.1113099104472</text:p>
          </table:table-cell>
          <table:table-cell office:value-type="float" office:value="10.7968993092821" calcext:value-type="float">
            <text:p>10.7968993092821</text:p>
          </table:table-cell>
        </table:table-row>
        <table:table-row table:style-name="ro1">
          <table:table-cell table:number-columns-repeated="22"/>
          <table:table-cell office:value-type="float" office:value="72.5041302539887" calcext:value-type="float">
            <text:p>72.5041302539887</text:p>
          </table:table-cell>
          <table:table-cell office:value-type="float" office:value="7.92446006178733" calcext:value-type="float">
            <text:p>7.92446006178733</text:p>
          </table:table-cell>
        </table:table-row>
        <table:table-row table:style-name="ro1">
          <table:table-cell table:number-columns-repeated="22"/>
          <table:table-cell office:value-type="float" office:value="69.2623823463398" calcext:value-type="float">
            <text:p>69.2623823463398</text:p>
          </table:table-cell>
          <table:table-cell office:value-type="float" office:value="14.5087030898573" calcext:value-type="float">
            <text:p>14.5087030898573</text:p>
          </table:table-cell>
        </table:table-row>
        <table:table-row table:style-name="ro1">
          <table:table-cell table:number-columns-repeated="22"/>
          <table:table-cell office:value-type="float" office:value="170.173201682303" calcext:value-type="float">
            <text:p>170.173201682303</text:p>
          </table:table-cell>
          <table:table-cell office:value-type="float" office:value="15.6463637504864" calcext:value-type="float">
            <text:p>15.6463637504864</text:p>
          </table:table-cell>
        </table:table-row>
        <table:table-row table:style-name="ro1">
          <table:table-cell table:number-columns-repeated="22"/>
          <table:table-cell office:value-type="float" office:value="75.8411529026023" calcext:value-type="float">
            <text:p>75.8411529026023</text:p>
          </table:table-cell>
          <table:table-cell office:value-type="float" office:value="14.0154375816252" calcext:value-type="float">
            <text:p>14.0154375816252</text:p>
          </table:table-cell>
        </table:table-row>
        <table:table-row table:style-name="ro1">
          <table:table-cell table:number-columns-repeated="22"/>
          <table:table-cell office:value-type="float" office:value="113.022498212348" calcext:value-type="float">
            <text:p>113.022498212348</text:p>
          </table:table-cell>
          <table:table-cell office:value-type="float" office:value="20.4173129178161" calcext:value-type="float">
            <text:p>20.4173129178161</text:p>
          </table:table-cell>
        </table:table-row>
        <table:table-row table:style-name="ro1">
          <table:table-cell table:number-columns-repeated="22"/>
          <table:table-cell office:value-type="float" office:value="82.0126640163295" calcext:value-type="float">
            <text:p>82.0126640163295</text:p>
          </table:table-cell>
          <table:table-cell office:value-type="float" office:value="22.5495830059391" calcext:value-type="float">
            <text:p>22.5495830059391</text:p>
          </table:table-cell>
        </table:table-row>
      </table:table>
      <table:named-expressions/>
      <table:database-ranges>
        <table:database-range table:name="__Anonymous_Sheet_DB__0" table:target-range-address="Sheet1.C19:Sheet1.D2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 PL KaitiM GB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12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3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4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15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16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17">
      <number:scientific-number number:decimal-places="19" loext:min-decimal-places="19" number:min-integer-digits="1" number:min-exponent-digits="2" loext:exponent-interval="1" loext:forced-exponent-sign="true"/>
    </number:number-style>
    <number:number-style style:name="N118">
      <number:scientific-number number:decimal-places="20" loext:min-decimal-places="20" number:min-integer-digits="1" number:min-exponent-digits="2" loext:exponent-interval="1" loext:forced-exponent-sign="true"/>
    </number:number-style>
    <number:number-style style:name="N11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21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2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23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4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5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6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7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8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8" loext:min-decimal-places="8" number:min-integer-digits="1"/>
    </number:number-style>
    <number:number-style style:name="N133" number:title="User-defined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4" loext:min-decimal-places="4" number:min-integer-digits="1"/>
    </number:number-style>
    <number:number-style style:name="N137">
      <number:number number:decimal-places="3" loext:min-decimal-places="3" number:min-integer-digits="1"/>
    </number:number-style>
    <number:number-style style:name="N138">
      <number:number number:decimal-places="14" loext:min-decimal-places="14" number:min-integer-digits="1"/>
    </number:number-style>
    <number:number-style style:name="N139">
      <number:number number:decimal-places="13" loext:min-decimal-places="13" number:min-integer-digits="1"/>
    </number:number-style>
    <number:number-style style:name="N140">
      <number:number number:decimal-places="12" loext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5">00/00/0000</text:date>, <text:time style:data-style-name="N2" text:time-value="07:46:03.069799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8:05:13.372400078</meta:creation-date>
    <dc:date>2018-10-05T18:46:24.676113239</dc:date>
    <meta:editing-duration>PT7H46M5S</meta:editing-duration>
    <meta:editing-cycles>7</meta:editing-cycles>
    <meta:generator>LibreOffice/6.1.2.1$Linux_X86_64 LibreOffice_project/04740d4bf6b193367aa9e036c817573dfc3cad4a</meta:generator>
    <meta:document-statistic meta:table-count="1" meta:cell-count="24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3" number:title="User-defined">
      <number:number number:decimal-places="7" loext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</style:style>
    <style:style style:name="ch13" style:family="chart" style:data-style-name="N133">
      <style:chart-properties loext:regression-x-name="1/u^0.5" loext:regression-y-name="1/U"/>
      <style:graphic-properties draw:fill="solid" draw:fill-color="#ffffff"/>
    </style:style>
    <style:style style:name="ch14" style:family="chart">
      <style:chart-properties chart:solid-type="cuboid" chart:symbol-type="named-symbol" chart:symbol-name="star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691cm" svg:height="13.123cm" xlink:href=".." xlink:type="simple" chart:class="chart:scatter" chart:column-mapping="1 0" chart:style-name="ch1">
        <chart:title svg:x="9.373cm" svg:y="0.31cm" chart:style-name="ch2">
          <text:p>1/U vs 1/u^0.5</text:p>
        </chart:title>
        <chart:plot-area chart:style-name="ch3" table:cell-range-address="Sheet1.C19:Sheet1.D26" svg:x="1.956cm" svg:y="1.313cm" svg:width="15.794cm" svg:height="11.026cm">
          <chartooo:coordinate-region svg:x="2.577cm" svg:y="1.473cm" svg:width="14.986cm" svg:height="10.298cm"/>
          <chart:axis chart:dimension="x" chart:name="primary-x" chart:style-name="ch4">
            <chart:title svg:x="9.267cm" svg:y="12.601cm" chart:style-name="ch5">
              <text:p>1/u^0.5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1.015cm" svg:y="7.135cm" chart:style-name="ch9">
              <text:p>1/U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Sheet1.C19:Sheet1.C26" chart:class="chart:scatter">
            <chart:domain table:cell-range-address="Sheet1.D19:Sheet1.D26"/>
            <chart:regression-curve chart:style-name="ch11"/>
            <chart:regression-curve chart:style-name="ch12">
              <chart:equation chart:display-equation="true" chart:display-r-square="false" svg:x="10.218cm" svg:y="4.013cm" chart:style-name="ch13"/>
            </chart:regression-curve>
            <chart:data-point chart:style-name="ch14"/>
            <chart:data-point chart:repeated="5"/>
            <chart:data-point chart:style-name="ch14"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D19:Sheet1.D26</svg:desc>
                </draw:g>
              </table:table-cell>
              <table:table-cell office:value-type="float" office:value="NaN">
                <text:p>NaN</text:p>
                <draw:g>
                  <svg:desc>Sheet1.C19:Sheet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04740d4bf6b193367aa9e036c817573dfc3cad4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3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5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</style:style>
    <style:style style:name="ch12" style:family="chart" style:data-style-name="N134">
      <style:chart-properties loext:regression-x-name="1/u^0.5" loext:regression-y-name="1/U"/>
      <style:graphic-properties draw:fill="solid" draw:fill-color="#ffffff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88cm" svg:y="0.315cm" chart:style-name="ch2">
          <text:p>1/U vs 1/u^0.5</text:p>
        </chart:title>
        <chart:plot-area chart:style-name="ch3" table:cell-range-address="Sheet1.R2:Sheet1.R11 Sheet1.Q3:Sheet1.Q11" chart:data-source-has-labels="row" svg:x="1.279cm" svg:y="1.196cm" svg:width="14.401cm" svg:height="6.695cm">
          <chartooo:coordinate-region svg:x="2.747cm" svg:y="1.356cm" svg:width="12.601cm" svg:height="5.967cm"/>
          <chart:axis chart:dimension="x" chart:name="primary-x" chart:style-name="ch4">
            <chart:title svg:x="7.893cm" svg:y="8.071cm" chart:style-name="ch5">
              <text:p>1/u^0.5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4.852cm" chart:style-name="ch9">
              <text:p>1/U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Sheet1.Q3:Sheet1.Q11" chart:label-cell-address="Sheet1.R2:Sheet1.R2" chart:class="chart:scatter">
            <chart:domain table:cell-range-address="Sheet1.R3:Sheet1.R11"/>
            <chart:regression-curve chart:style-name="ch11">
              <chart:equation chart:display-equation="true" chart:display-r-square="false" svg:x="8.221cm" svg:y="3.242cm" chart:style-name="ch12"/>
            </chart:regression-curve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1/u^0.5</text:p>
                <draw:g>
                  <svg:desc>Sheet1.R2:Sheet1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2817602902435">
                <text:p>2.32817602902435</text:p>
                <draw:g>
                  <svg:desc>Sheet1.R3:Sheet1.R11</svg:desc>
                </draw:g>
              </table:table-cell>
              <table:table-cell office:value-type="float" office:value="0.00212153213666143">
                <text:p>0.00212153213666143</text:p>
                <draw:g>
                  <svg:desc>Sheet1.Q3:Sheet1.Q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5953048979176">
                <text:p>2.45953048979176</text:p>
              </table:table-cell>
              <table:table-cell office:value-type="float" office:value="0.00239897974260995">
                <text:p>0.00239897974260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697421256739">
                <text:p>2.8697421256739</text:p>
              </table:table-cell>
              <table:table-cell office:value-type="float" office:value="0.00243200666073451">
                <text:p>0.002432006660734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4725590060524">
                <text:p>2.54725590060524</text:p>
              </table:table-cell>
              <table:table-cell office:value-type="float" office:value="0.00222547436929285">
                <text:p>0.00222547436929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0230660355496">
                <text:p>2.30230660355496</text:p>
              </table:table-cell>
              <table:table-cell office:value-type="float" office:value="0.00244178898242441">
                <text:p>0.002441788982424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1389308962067">
                <text:p>2.21389308962067</text:p>
              </table:table-cell>
              <table:table-cell office:value-type="float" office:value="0.00231204954484042">
                <text:p>0.002312049544840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7841615279017">
                <text:p>2.57841615279017</text:p>
              </table:table-cell>
              <table:table-cell office:value-type="float" office:value="0.00242281033481001">
                <text:p>0.00242281033481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4984126230712">
                <text:p>2.14984126230712</text:p>
              </table:table-cell>
              <table:table-cell office:value-type="float" office:value="0.00235707813836653">
                <text:p>0.002357078138366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04435716094">
                <text:p>2.0304435716094</text:p>
              </table:table-cell>
              <table:table-cell office:value-type="float" office:value="0.0024077744654512">
                <text:p>0.00240777446545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04740d4bf6b193367aa9e036c817573dfc3cad4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scatter" chart:style-name="ch1">
        <chart:title svg:x="6.987cm" svg:y="0.315cm" chart:style-name="ch2">
          <text:p>Nu vs Re</text:p>
        </chart:title>
        <chart:plot-area chart:style-name="ch3" table:cell-range-address="Sheet1.W18:Sheet1.X24 Sheet1.W17:Sheet1.W17" chart:data-source-has-labels="row" svg:x="1.278cm" svg:y="1.196cm" svg:width="14.396cm" svg:height="6.7cm">
          <chartooo:coordinate-region svg:x="1.899cm" svg:y="1.356cm" svg:width="13.403cm" svg:height="5.972cm"/>
          <chart:axis chart:dimension="x" chart:name="primary-x" chart:style-name="ch4">
            <chart:title svg:x="8.207cm" svg:y="8.076cm" chart:style-name="ch5">
              <text:p>Re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4.815cm" chart:style-name="ch8">
              <text:p>Nu</text:p>
            </chart:title>
            <chart:grid chart:style-name="ch6" chart:class="major"/>
            <chart:grid chart:style-name="ch7" chart:class="minor"/>
          </chart:axis>
          <chart:series chart:style-name="ch9" chart:values-cell-range-address="Sheet1.W18:Sheet1.W24" chart:label-cell-address="Sheet1.W17:Sheet1.W17" chart:class="chart:scatter">
            <chart:domain table:cell-range-address="Sheet1.X18:Sheet1.X24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Nu</text:p>
                <draw:g>
                  <svg:desc>Sheet1.W17:Sheet1.W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7968993092821">
                <text:p>10.7968993092821</text:p>
                <draw:g>
                  <svg:desc>Sheet1.X18:Sheet1.X24</svg:desc>
                </draw:g>
              </table:table-cell>
              <table:table-cell office:value-type="float" office:value="86.1113099104472">
                <text:p>86.1113099104472</text:p>
                <draw:g>
                  <svg:desc>Sheet1.W18:Sheet1.W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2446006178733">
                <text:p>7.92446006178733</text:p>
              </table:table-cell>
              <table:table-cell office:value-type="float" office:value="72.5041302539887">
                <text:p>72.5041302539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5087030898573">
                <text:p>14.5087030898573</text:p>
              </table:table-cell>
              <table:table-cell office:value-type="float" office:value="69.2623823463398">
                <text:p>69.26238234633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6463637504864">
                <text:p>15.6463637504864</text:p>
              </table:table-cell>
              <table:table-cell office:value-type="float" office:value="170.173201682303">
                <text:p>170.173201682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0154375816252">
                <text:p>14.0154375816252</text:p>
              </table:table-cell>
              <table:table-cell office:value-type="float" office:value="75.8411529026023">
                <text:p>75.8411529026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4173129178161">
                <text:p>20.4173129178161</text:p>
              </table:table-cell>
              <table:table-cell office:value-type="float" office:value="113.022498212348">
                <text:p>113.022498212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5495830059391">
                <text:p>22.5495830059391</text:p>
              </table:table-cell>
              <table:table-cell office:value-type="float" office:value="82.0126640163295">
                <text:p>82.01266401632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04740d4bf6b193367aa9e036c817573dfc3cad4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